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0d57c0" officeooo:paragraph-rsid="000d57c0"/>
    </style:style>
    <style:style style:name="P2" style:family="paragraph" style:parent-style-name="Standard">
      <style:paragraph-properties fo:line-height="150%" fo:text-align="start" style:justify-single-word="false"/>
      <style:text-properties officeooo:rsid="000d57c0" officeooo:paragraph-rsid="000d57c0"/>
    </style:style>
    <style:style style:name="P3" style:family="paragraph" style:parent-style-name="Standard">
      <style:paragraph-properties fo:line-height="150%" fo:text-align="start" style:justify-single-word="false"/>
      <style:text-properties officeooo:rsid="000d57c0" officeooo:paragraph-rsid="001d3cf2"/>
    </style:style>
    <style:style style:name="P4" style:family="paragraph" style:parent-style-name="Standard">
      <style:paragraph-properties fo:line-height="150%" fo:text-align="start" style:justify-single-word="false"/>
      <style:text-properties officeooo:paragraph-rsid="000d57c0"/>
    </style:style>
    <style:style style:name="P5" style:family="paragraph" style:parent-style-name="Standard">
      <style:paragraph-properties fo:line-height="150%" fo:text-align="start" style:justify-single-word="false"/>
      <style:text-properties officeooo:paragraph-rsid="00168c63"/>
    </style:style>
    <style:style style:name="P6" style:family="paragraph" style:parent-style-name="Standard">
      <style:paragraph-properties fo:line-height="150%" fo:text-align="start" style:justify-single-word="false"/>
      <style:text-properties officeooo:rsid="0015f26b" officeooo:paragraph-rsid="00168c63"/>
    </style:style>
    <style:style style:name="P7" style:family="paragraph" style:parent-style-name="Standard">
      <style:paragraph-properties fo:line-height="150%" fo:text-align="start" style:justify-single-word="false"/>
      <style:text-properties officeooo:rsid="001b7449" officeooo:paragraph-rsid="001b7449"/>
    </style:style>
    <style:style style:name="T1" style:family="text">
      <style:text-properties officeooo:rsid="000db4b9"/>
    </style:style>
    <style:style style:name="T2" style:family="text">
      <style:text-properties officeooo:rsid="000f8c6f"/>
    </style:style>
    <style:style style:name="T3" style:family="text">
      <style:text-properties officeooo:rsid="001d3cf2"/>
    </style:style>
    <style:style style:name="T4" style:family="text">
      <style:text-properties officeooo:rsid="00140730"/>
    </style:style>
    <style:style style:name="T5" style:family="text">
      <style:text-properties officeooo:rsid="0015f26b"/>
    </style:style>
    <style:style style:name="T6" style:family="text">
      <style:text-properties officeooo:rsid="001851a1"/>
    </style:style>
    <style:style style:name="T7" style:family="text">
      <style:text-properties officeooo:rsid="001991f7"/>
    </style:style>
    <style:style style:name="T8" style:family="text">
      <style:text-properties officeooo:rsid="001d9214"/>
    </style:style>
    <style:style style:name="T9" style:family="text">
      <style:text-properties officeooo:rsid="001b74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PS Dice Poker</text:p>
      <text:p text:style-name="P2"><text:tab/><text:span text:style-name="T1">I decided that for my project I wanted to create a playable dice poker game inspired by the </text:span><text:a xlink:type="simple" xlink:href="http://witcher.wikia.com/wiki/The_Witcher_dice_poker" text:style-name="Internet_20_link" text:visited-style-name="Visited_20_Internet_20_Link"><text:span text:style-name="T1">one found in the first 2 Witcher video games</text:span></text:a><text:span text:style-name="T1">. In the game, two players each roll 5 dice. After the initial roll, players can choose to reroll as many dice of their dice as they want. After re-rolling, the dice are scored by how many show the same value, or by the presence of a straight. There is a hierarchy of hands, and the player with the higher scoring hand wins the game.</text:span></text:p>
      <text:p text:style-name="P2"><text:tab/><text:span text:style-name="T2">I started my project by implementing the dice rolling. MARS has a random number generator syscall built on Java’s random number generator, and that worked quite well for me. I generated an integer less than 6, and then added one to it so that there wouldn’t be dice rolling a zero. I picked 10 registers from the $s and $t ranges and used them to store the rolls of the player and opponent. After each number was stored, a jump and link was used to return to the rng function so that jumping to the return register would store the next number. I had to put in a branch statement so that it didn’t try and jump based on the return register before the first jump and link.</text:span></text:p>
      <text:p text:style-name="P3"><text:tab/>When run, the program starts by asking the user to enter their name. I had intended to use the name when displaying the dice values, but the newline at the end of the name made things look bad. I had also at one point intended for the program to loop after each game finished, and the name input box was how you would end the program. I decided later that there was no reason to do this. The program will still exit if you exit from the dialog, and the name you input is still stored, but both these things are more artifacts of a changing design process than actual features. <text:span text:style-name="T3">As far as what I stored in the .data section of my program, it was mainly prompts and messages to the user.</text:span></text:p>
      <text:p text:style-name="P4"><text:tab/>After dice are rolled, a display function is called. This function prints out the dice of the player and the opponent in bracketed lists. <text:span text:style-name="T4">The player is then presented with a dialog box which takes an integer representing the dice which is to be re-rolled. The box continues to ask for re-rolls until the player closes it or enters zero. In the original game, dice can only be re-rolled once. My game does allow you to re-roll a dice as much as you want, however the new rolls are not displayed to the player until after re-rolling has finished so there is no advantage to doing this. I had originally wanted to implement an algorithm for the program to select which of the opponents dice to re-roll, but I realized that would be a very difficult thing to implement. I had also considered re-rolling a random one of the opponent’s dice but that seemed quite pointless. In the end, only the player’s dice can be re-rolled. When a dice is selected for re-rolling, a jump is made to that die’s store function, which jumps to the </text:span><text:soft-page-break/><text:span text:style-name="T4">random number generator, returns to store the dice value, and then jumps back to the re-roll dialog for additional re-rolls to occur.</text:span></text:p>
      <text:p text:style-name="P5"><text:tab/><text:span text:style-name="T5">The majority of the code is dedicate to evaluating and scoring the hand of the player and the opponent. After the player has finished re-rolling, scoring starts. The possible hands in order of best to worst are: Five of a Kind, Four of a Kind, Full House (three of a kind and a pair), Six High Straight (2-6), Five High Straight (1-5), Three of a kind, Two pairs, One pair. I had originally intended to implement all the hands, but due to time and complexity restraints, I ended up leaving outing the straights and settling for a same-value only based scoring approach. Because of the overlapping nature of these hands (Five of a kind is also four of a kind, three of a kind, and a pair), evaluating from the bottom up would be inefficient. Instead I started with the highest value hand and worked my way down. This way I would be able to exit once a hand was scored, instead of having to check if it also matched higher value hands.</text:span></text:p>
      <text:p text:style-name="P6"><text:tab/>The logic to verify the value of a hand is just a lot of equality comparisons between the registers storing the dice. Implementing all the comparisons was slow and confusing, and made me miss working in a higher level language where variables are named and if statements exist. Once I had the logic for scoring the player’s hand, it was just a matter of changing the registers which were being compared so that the same code could be applied to the hand of the opponent. </text:p>
      <text:p text:style-name="P6"><text:tab/>The Full House was the hand that I had the most trouble with evaluating. Originally, I had though that I could just call my pair and three of a kind evaluators and if both were true then that meant I had a full house. After writing and testing this implementation I realized that this was majorly flawed. Because a hand with three of the same dice always will have two of the same dice, my full house method was returning true for every three of a kind. I was unsure how to fix this at first. It seemed to me that I would need to compare the values of the pair and three set to make sure they were different, but my program wasn’t built with something like that in mind. I ended up copying the code of my three of a kind method into my full house method. Once a set of three matching dice was found, the method would then check if the other two dice were equal to each other. If they were, then it was a full house, if not, then it was 3 of a kind. I didn’t have to worry about the possibility of five of a kind as that had already been checked for.</text:p>
      <text:p text:style-name="P5"><text:soft-page-break/><text:tab/><text:span text:style-name="T6">The hands were assigned point values from 8 to 1 with 8 being the highest. Two registers were used to store the point value of the player and opponent's hand. Determining a winner was a simple matter of comparing these two registers against each other.</text:span></text:p>
      <text:p text:style-name="P5"><text:tab/><text:span text:style-name="T7">I think that working on something this complex in MIPS has really helped me to appreciate the utility that higher level languages provide. I missed the structure provided by if statements and got tired of having to set labels for my breaks and jumps to go to. MIPS code, even when it’s your own and you know what it does, is far less transparent in function than C++ or Java. Commenting is very helpful in keeping track of what is going on, and I wish I had been commenting more actively as I worked on this project.</text:span></text:p>
      <text:p text:style-name="P5"><text:tab/><text:span text:style-name="T8">However, I also appreciated aspects of MIPS, such as how the lack of methods in a Java or C++ sense meant that all parts of my code had access to and control over all of the data present in the registers.</text:span></text:p>
      <text:p text:style-name="P5"><text:tab/><text:span text:style-name="T9">In the process of writing this report, I realized I had made a critical but small error in my re-roll function. I hadn’t ordered the dice storing method properly, so when a dice was supposed to be re-rolled and then stored, it instead stored the die's number plus one and then went to re-roll. It was a small and quick fix, but it was disheartening to see that I had made such a dumb mistake in such a critical competent of my code.</text:span></text:p>
      <text:p text:style-name="P7"><text:tab/>Testing a game which is reliant on rng is a pain. Thankfully MARS allows for the manipulation of registers while the program is running, otherwise I might have never know that my program was working as intended. Even with that functionality, testing was still a pain. It was very necessary though, as my code was never error free. Notable mistakes include: opponent’s score was stored into player’s register, a three of a kind with 2 dice from the player and one from the opponent, an infinite loop that crashed MARS entirely, and a dialog box that would just continually reappear.</text:p>
      <text:p text:style-name="P7"><text:tab/><text:span text:style-name="T3">I settled for a mix of message boxes and print statements. I had wanted to use only dialog boxes because I find them better looking and more useful, but I couldn’t figure out how to format a box so that it could display all the dice for the player and the opponent in an organized fashion. I had also considered some sort of GUI but that obviously was way beyond me.</text:span></text:p>
      <text:p text:style-name="P7"><text:tab/><text:span text:style-name="T8">It’s worth mentioning (if only to get my report to 3 pages) that the Witcher version of dice poker involves betting which ties into the players in-game money. Obviously my program does not include any sort of betting as it would be entirely pointle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d57c0" officeooo:paragraph-rsid="000d57c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annah Steffes</text:p>
      </style:header>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4-15T13:10:26.718000000</meta:creation-date>
    <dc:date>2026-03-03T14:51:28.171397269</dc:date>
    <meta:editing-duration>PT10M29S</meta:editing-duration>
    <meta:editing-cycles>3</meta:editing-cycles>
    <meta:generator>LibreOffice/25.8.5.2$Linux_X86_64 LibreOffice_project/252c20f6956e3db0b52e6e2f9dda67263513c8fc</meta:generator>
    <meta:document-statistic meta:table-count="0" meta:image-count="0" meta:object-count="0" meta:page-count="3" meta:paragraph-count="17" meta:word-count="1516" meta:character-count="8080" meta:non-whitespace-character-count="6566"/>
  </office:meta>
</office:document-meta>
</file>